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4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noesc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esc0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esc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esc01_r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esc02_r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esc03_r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noesc04_r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noesc01_rs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al – saturation </text:p>
          </table:table-cell>
        </table:table-row>
        <table:table-row table:style-name="ro1">
          <table:table-cell office:value-type="string" calcext:value-type="string">
            <text:p>noesc02_rs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al – saturation </text:p>
          </table:table-cell>
        </table:table-row>
        <table:table-row table:style-name="ro1">
          <table:table-cell office:value-type="string" calcext:value-type="string">
            <text:p>noesc01_rsg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al is 10 if not at satur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7">00/00/0000</text:date>, <text:time style:data-style-name="N2" text:time-value="17:37:39.7708195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1:36:32.480227982</meta:creation-date>
    <dc:date>2019-09-17T17:40:18.604642661</dc:date>
    <meta:editing-duration>PT52M54S</meta:editing-duration>
    <meta:editing-cycles>8</meta:editing-cycles>
    <meta:generator>LibreOffice/6.0.7.3$Linux_X86_64 LibreOffice_project/00m0$Build-3</meta:generator>
    <meta:document-statistic meta:table-count="1" meta:cell-count="59" meta:object-count="0"/>
  </office:meta>
</office:document-meta>
</file>